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4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Required?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(50)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/>
          <table:table-cell office:value-type="string" calcext:value-type="string">
            <text:p>pwha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(120)</text:p>
          </table:table-cell>
          <table:table-cell office:value-type="string" calcext:value-type="string">
            <text:p>hash of users password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_s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Account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ccount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User(id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Required?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(10)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&lt;SKILLS&gt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table:style-name="ce2" office:value-type="string" calcext:value-type="string">
            <text:p>5 if degree teaches skill, else 1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st common job title</text:p>
          </table:table-cell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verage starting salary</text:p>
          </table:table-cell>
        </table:table-row>
        <table:table-row table:style-name="ro1">
          <table:table-cell/>
          <table:table-cell office:value-type="string" calcext:value-type="string">
            <text:p>&lt;SKILLS&gt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s</text:p>
          </table:table-cell>
          <table:table-cell office:value-type="string" calcext:value-type="string">
            <text:p>5 if job requires skill, else 1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Account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/>
          <table:table-cell office:value-type="string" calcext:value-type="string">
            <text:p>DO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birth</text:p>
          </table:table-cell>
        </table:table-row>
        <table:table-row table:style-name="ro1">
          <table:table-cell/>
          <table:table-cell office:value-type="string" calcext:value-type="string">
            <text:p>join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registered with site</text:p>
          </table:table-cell>
        </table:table-row>
        <table:table-row table:style-name="ro2">
          <table:table-cell/>
          <table:table-cell office:value-type="string" calcext:value-type="string">
            <text:p>&lt;SKILLS&gt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table:style-name="ce3" office:value-type="string" calcext:value-type="string">
            <text:p>one field for each identified skill. Skills weighted 1 through 5, with 1 being not skilled, 5 being very skil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8:47:21.885936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2:47:37.975331603</meta:creation-date>
    <dc:date>2017-10-03T18:57:39.979778763</dc:date>
    <meta:editing-duration>PT1H15M26S</meta:editing-duration>
    <meta:editing-cycles>9</meta:editing-cycles>
    <meta:generator>LibreOffice/5.1.6.2$Linux_X86_64 LibreOffice_project/10m0$Build-2</meta:generator>
    <meta:document-statistic meta:table-count="1" meta:cell-count="81" meta:object-count="0"/>
  </office:meta>
</office:document-meta>
</file>